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548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84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8" table:default-cell-style-name="Default"/>
        <table:table-row table:style-name="ro1" table:number-rows-repeated="2">
          <table:table-cell table:number-columns-repeated="9"/>
        </table:table-row>
        <table:table-row table:style-name="ro1">
          <table:table-cell office:value-type="string">
            <text:p>n</text:p>
          </table:table-cell>
          <table:table-cell office:value-type="float" office:value="19">
            <text:p>19</text:p>
          </table:table-cell>
          <table:table-cell table:number-columns-repeated="7"/>
        </table:table-row>
        <table:table-row table:style-name="ro1">
          <table:table-cell office:value-type="string">
            <text:p>neiSFlen</text:p>
          </table:table-cell>
          <table:table-cell office:value-type="float" office:value="5800">
            <text:p>5800</text:p>
          </table:table-cell>
          <table:table-cell table:number-columns-repeated="7"/>
        </table:table-row>
        <table:table-row table:style-name="ro1">
          <table:table-cell office:value-type="string">
            <text:p>neighOffser</text:p>
          </table:table-cell>
          <table:table-cell table:formula="of:=MOD([.B6];100)"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string">
            <text:p>advOffset</text:p>
          </table:table-cell>
          <table:table-cell office:value-type="float" office:value="103">
            <text:p>103</text:p>
          </table:table-cell>
          <table:table-cell table:number-columns-repeated="7"/>
        </table:table-row>
        <table:table-row table:style-name="ro1">
          <table:table-cell office:value-type="string">
            <text:p>advPeriod</text:p>
          </table:table-cell>
          <table:table-cell office:value-type="float" office:value="700">
            <text:p>700</text:p>
          </table:table-cell>
          <table:table-cell table:number-columns-repeated="7"/>
        </table:table-row>
        <table:table-row table:style-name="ro1">
          <table:table-cell office:value-type="string">
            <text:p>advSuperfLength</text:p>
          </table:table-cell>
          <table:table-cell office:value-type="float" office:value="3000">
            <text:p>3000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3"/>
          <table:table-cell table:formula="of:=MOD(MOD([.B3]*[.B4]+[.B5];[.B8]);[.B7])" office:value-type="float" office:value="103">
            <text:p>103</text:p>
          </table:table-cell>
          <table:table-cell table:style-name="ce1" table:formula="of:=IF([.D11]=[.B6];&quot;DA&quot;;&quot;NU&quot;)" office:value-type="string" office:string-value="DA">
            <text:p>DA</text:p>
          </table:table-cell>
          <table:table-cell table:formula="of:=([.B3]*[.B4]+[.B5])/100" office:value-type="float" office:value="1102.03">
            <text:p>1102.03</text:p>
          </table:table-cell>
          <table:table-cell office:value-type="string">
            <text:p>sec</text:p>
          </table:table-cell>
          <table:table-cell table:formula="of:=[.F11]/60" office:value-type="float" office:value="18.3671666666667">
            <text:p>18.3671666666667</text:p>
          </table:table-cell>
          <table:table-cell office:value-type="string">
            <text:p>min</text:p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17">05/17/2010</text:date>, <text:time>17:11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5-17T16:49:08</meta:creation-date>
    <dc:date>2010-05-17T17:11:29</dc:date>
    <meta:editing-duration>PT00H07M11S</meta:editing-duration>
    <meta:editing-cycles>1</meta:editing-cycles>
    <meta:document-statistic meta:table-count="3" meta:cell-count="18" meta:object-count="0"/>
    <meta:generator>OpenOffice.org/3.2$Linux OpenOffice.org_project/320m12$Build-9483</meta:generator>
  </office:meta>
</office:document-meta>
</file>